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681E5D2C3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6.932cm" svg:height="6.113cm" svg:x="2.033cm" svg:y="10.087cm">
          <draw:image xlink:href="Pictures/1000000000000280000001681E5D2C37.jpg" xlink:type="simple" xlink:show="embed" xlink:actuate="onLoad">
            <text:p text:style-name="P1"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7-13T03:22:41.242099537</dc:date>
    <meta:document-statistic meta:object-count="1"/>
    <meta:generator>LibreOffice/4.2.8.2$Linux_X86_64 LibreOffice_project/420m0$Build-2</meta:generator>
  </office:meta>
</office:document-meta>
</file>